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ac898" officeooo:paragraph-rsid="000ac898"/>
    </style:style>
    <style:style style:name="P3" style:family="paragraph" style:parent-style-name="Standard">
      <style:text-properties fo:language="sv" fo:country="SE" officeooo:rsid="000cc36d" officeooo:paragraph-rsid="000cc36d"/>
    </style:style>
    <style:style style:name="P4" style:family="paragraph" style:parent-style-name="Standard">
      <style:text-properties fo:language="sv" fo:country="SE" officeooo:rsid="00118e92" officeooo:paragraph-rsid="00118e92"/>
    </style:style>
    <style:style style:name="P5" style:family="paragraph" style:parent-style-name="Standard">
      <style:text-properties fo:language="sv" fo:country="SE" officeooo:rsid="0015b202" officeooo:paragraph-rsid="0015b202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edac9" officeooo:paragraph-rsid="002686fc"/>
    </style:style>
    <style:style style:name="P8" style:family="paragraph" style:parent-style-name="Standard">
      <style:text-properties fo:language="sv" fo:country="SE" officeooo:rsid="002b084c" officeooo:paragraph-rsid="002b084c"/>
    </style:style>
    <style:style style:name="P9" style:family="paragraph" style:parent-style-name="Standard">
      <style:text-properties fo:language="sv" fo:country="SE" officeooo:rsid="002b5248" officeooo:paragraph-rsid="002b5248"/>
    </style:style>
    <style:style style:name="P10" style:family="paragraph" style:parent-style-name="Standard">
      <style:text-properties fo:language="sv" fo:country="SE" officeooo:rsid="002d0df0" officeooo:paragraph-rsid="002d0df0"/>
    </style:style>
    <style:style style:name="P11" style:family="paragraph" style:parent-style-name="Standard">
      <style:text-properties fo:language="sv" fo:country="SE" officeooo:rsid="002d97d1" officeooo:paragraph-rsid="002d97d1"/>
    </style:style>
    <style:style style:name="P12" style:family="paragraph" style:parent-style-name="Standard">
      <style:text-properties fo:language="sv" fo:country="SE" officeooo:rsid="002ec46e" officeooo:paragraph-rsid="002ec46e"/>
    </style:style>
    <style:style style:name="P13" style:family="paragraph" style:parent-style-name="Standard">
      <style:text-properties fo:language="sv" fo:country="SE" officeooo:rsid="0038289f" officeooo:paragraph-rsid="0038289f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4f1a29" officeooo:paragraph-rsid="004f1a29"/>
    </style:style>
    <style:style style:name="P18" style:family="paragraph" style:parent-style-name="Standard">
      <style:text-properties fo:language="sv" fo:country="SE" officeooo:rsid="0057c34c" officeooo:paragraph-rsid="0057c34c"/>
    </style:style>
    <style:style style:name="P19" style:family="paragraph" style:parent-style-name="Standard">
      <style:text-properties fo:language="sv" fo:country="SE" officeooo:rsid="005a3b78" officeooo:paragraph-rsid="005a3b78"/>
    </style:style>
    <style:style style:name="P20" style:family="paragraph" style:parent-style-name="Standard">
      <style:text-properties fo:language="sv" fo:country="SE" officeooo:rsid="005fc0ab" officeooo:paragraph-rsid="005fc0ab"/>
    </style:style>
    <style:style style:name="P21" style:family="paragraph" style:parent-style-name="Standard">
      <style:text-properties fo:language="sv" fo:country="SE" officeooo:rsid="00608f93" officeooo:paragraph-rsid="00608f93"/>
    </style:style>
    <style:style style:name="P22" style:family="paragraph" style:parent-style-name="Standard">
      <style:text-properties fo:language="sv" fo:country="SE" officeooo:rsid="0061db2e" officeooo:paragraph-rsid="0061db2e"/>
    </style:style>
    <style:style style:name="P23" style:family="paragraph" style:parent-style-name="Standard">
      <style:text-properties fo:language="sv" fo:country="SE" officeooo:rsid="0067e039" officeooo:paragraph-rsid="0067e039"/>
    </style:style>
    <style:style style:name="P24" style:family="paragraph" style:parent-style-name="Standard">
      <style:text-properties fo:language="sv" fo:country="SE" officeooo:rsid="00686f09" officeooo:paragraph-rsid="00686f09"/>
    </style:style>
    <style:style style:name="P25" style:family="paragraph" style:parent-style-name="Standard">
      <style:text-properties fo:language="sv" fo:country="SE" officeooo:rsid="006bc8c0" officeooo:paragraph-rsid="006bc8c0"/>
    </style:style>
    <style:style style:name="P26" style:family="paragraph" style:parent-style-name="Standard">
      <style:text-properties fo:language="sv" fo:country="SE" officeooo:rsid="006dd3b2" officeooo:paragraph-rsid="006dd3b2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  <style:style style:name="T27" style:family="text">
      <style:text-properties officeooo:rsid="006aa195"/>
    </style:style>
    <style:style style:name="T28" style:family="text">
      <style:text-properties officeooo:rsid="006c96d9"/>
    </style:style>
    <style:style style:name="T29" style:family="text">
      <style:text-properties officeooo:rsid="006f69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</text:p>
      <text:p text:style-name="P1">Måndag 4 – Läst artiklar. <text:span text:style-name="T1">8h</text:span></text:p>
      <text:p text:style-name="P1">Tisdag 5 – Läst artiklar, läst om nn frameworks, sökt fler artiklar, skrivit på planeringen. <text:span text:style-name="T1">6.5 h.</text:span></text:p>
      <text:p text:style-name="P2">Onsdag 6 – Läst om frameworks och framförallt tf. <text:span text:style-name="T2">7h</text:span></text:p>
      <text:p text:style-name="P3">Torsdag 7 – tf<text:span text:style-name="T4"> </text:span>tutorial<text:span text:style-name="T5">s</text:span>, <text:span text:style-name="T3">möte torkel, träffade christoffer, fick ett rum. Planning report. 7.5h</text:span></text:p>
      <text:p text:style-name="P4">Fredag 8 – cnn föreläsning youtube andrej, chatt med david, läst i deeplearningbook. <text:span text:style-name="T6">4H</text:span></text:p>
      <text:p text:style-name="P5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6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7">torsdag <text:span text:style-name="T10">14 </text:span>– <text:span text:style-name="T9">perceptual losses artikeln, hittade chainer kod. Läser om chainer. Git init. Läser om skflow. Kan optical flow vara något? 7H</text:span></text:p>
      <text:p text:style-name="P8">fredag <text:span text:style-name="T10">15 –</text:span> <text:span text:style-name="T18">missade att anteckna, 6-8h.</text:span></text:p>
      <text:p text:style-name="P7"/>
      <text:p text:style-name="P9">måndag 18 – skrev klart första utkastet av planning report och time plan, 7h.</text:p>
      <text:p text:style-name="P10">Tisdag 19 – skrev loginscript. Pratade med Kristoffer och skrev om <text:span text:style-name="T13">i </text:span>planeringen. Ska installera caffe &amp; cuda. <text:span text:style-name="T11">7H</text:span></text:p>
      <text:p text:style-name="P11">onsdag 20 – <text:span text:style-name="T12">installerade caffe. 8h.</text:span></text:p>
      <text:p text:style-name="P12">Torsdag 21 – <text:span text:style-name="T14">kollade colorization demot. Caffe, exempel, fine-tuning. Xavier initialization. 8h.</text:span></text:p>
      <text:p text:style-name="P13">Fredag 22 – <text:span text:style-name="T15">Krånglade med caffe. net_surgery tutorial. Färglade ballongen. 7h. <text:s/></text:span>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17">måndag 2 – <text:span text:style-name="T20">skrev pythonskript som laddar ner bilder. Började med rapporten. 8H</text:span></text:p>
      <text:p text:style-name="P18">tisdag 3 – byter till texmaker. Slipade skriptet. Gallrade bilder. <text:span text:style-name="T21">Resize och de-color med python. 7H</text:span></text:p>
      <text:p text:style-name="P19">onsdag 4 – <text:span text:style-name="T22">gallra svartvita med python. Försökte färglägga bilderna, ser konstigt ut, lite pill kvar.7h</text:span></text:p>
      <text:p text:style-name="P20">Kristi himmelfärd – 2h opencv</text:p>
      <text:p text:style-name="P20">söndag – 1h läste i Automatic Photo adjustment</text:p>
      <text:p text:style-name="P20"/>
      <text:p text:style-name="P21">måndag 9 – <text:span text:style-name="T23">färglade ~250 bilder från träningssetet. Några enstaka blir fula. Skrev rapport. Mejlade Richard Zhang. <text:s/>8H</text:span></text:p>
      <text:p text:style-name="P22">tisdag 10 – <text:span text:style-name="T24">skrev på rapport. Lär mig om latex, fixade referenser. <text:s/>7h</text:span></text:p>
      <text:p text:style-name="P23">onsdag – kollar net surgery, kanske går att modda colorization. <text:span text:style-name="T25">7h</text:span></text:p>
      <text:p text:style-name="P24">Torsdag – svar från Zhang. Läser deep <text:span text:style-name="T26">supervision</text:span>, skriver om den, gör om tidplan. <text:span text:style-name="T27">6H</text:span></text:p>
      <text:p text:style-name="P25">fredag – <text:span text:style-name="T28">finns ingen kod till varken color eller perceptual. Letat nya artiklar. 8H</text:span></text:p>
      <text:p text:style-name="P25"/>
      <text:p text:style-name="P26">måndag 16 – referenser i latex. Hittat nya artiklar, kanske t o m kod. <text:span text:style-name="T29">7 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5-16T17:00:34.771445446</dc:date>
    <meta:editing-duration>P2DT20H10M42S</meta:editing-duration>
    <meta:editing-cycles>99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415" meta:character-count="2698" meta:non-whitespace-character-count="2279"/>
  </office:meta>
</office:document-meta>
</file>